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2d246d" officeooo:paragraph-rsid="002d246d"/>
    </style:style>
    <style:style style:name="P2" style:family="paragraph" style:parent-style-name="Text_20_body">
      <style:text-properties style:font-name="Arial" fo:language="en" fo:country="US" fo:font-weight="bold" officeooo:rsid="002d8823" officeooo:paragraph-rsid="002d8823" style:font-weight-asian="bold" style:font-weight-complex="bold"/>
    </style:style>
    <style:style style:name="T1" style:family="text">
      <style:text-properties officeooo:rsid="002d8823"/>
    </style:style>
    <style:style style:name="T2" style:family="text">
      <style:text-properties officeooo:rsid="002e0c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H</text:span>umanitarian aid program</text:p>
      <text:p text:style-name="P1">The construction of units to distribute in places where there are people who can not pay, will be done with the profits of units distributed in rich countries.</text:p>
      <text:p text:style-name="P1">The units in rich countries will charge about 3 euros dose. Thus it is expected that each unit <text:span text:style-name="T1">will </text:span>be paid in about 4 months.</text:p>
      <text:p text:style-name="P1">As you can see, the investment ratio is very good.</text:p>
      <text:p text:style-name="P1">The income of each machine in rich countries is for the construction of 3 new machines a year to don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10-25T19:45:02.301868220</dc:date>
    <meta:editing-duration>PT3H45M3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86" meta:character-count="463" meta:non-whitespace-character-count="382"/>
  </office:meta>
</office:document-meta>
</file>